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44" calcext:value-type="float">
            <text:p>44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0:09:18.13705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8-29T20:09:37.541255378</dc:date>
    <meta:editing-duration>PT7H10M34S</meta:editing-duration>
    <meta:editing-cycles>27</meta:editing-cycles>
    <meta:generator>LibreOffice/7.0.0.3$Linux_X86_64 LibreOffice_project/00$Build-3</meta:generator>
    <meta:document-statistic meta:table-count="1" meta:cell-count="56" meta:object-count="0"/>
  </office:meta>
</office:document-meta>
</file>